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rea Programada 3</text:p>
      <text:p text:style-name="P1"/>
      <text:p text:style-name="P1">Kendaly Grijalba, C03523</text:p>
      <text:p text:style-name="P1">María Paula Oviedo, B85836</text:p>
      <text:p text:style-name="P1">Fabio Andrés Sanabria, C07194</text:p>
      <text:p text:style-name="P1"/>
      <text:p text:style-name="P2">Instrucciones adicionales</text:p>
      <text:p text:style-name="P3"/>
      <text:p text:style-name="P3">La opción 1 carga los datos desde el archivo peliculas.csv -que es un subconjunto de 45 películas del archivo de Netflix- a una lista simple.</text:p>
      <text:p text:style-name="P3"/>
      <text:p text:style-name="P3">La opción 2 permite ver el contenido de la lista simple (la cantidad de datos sobrepasa la capacidad de la consola).</text:p>
      <text:p text:style-name="P3"/>
      <text:p text:style-name="P3">La opción 3 obtiene las categorías de cada película y con ellas crea un árbol binario de búsqueda en el que cada nodo que contiene una categoría se asocia con una lista de punteros que se conectan con la lista de películas que tienen esa categoría.</text:p>
      <text:p text:style-name="P3"/>
      <text:p text:style-name="P3">La opción 4 obtiene los actores de cada película y con ellos crea un árbol binario de búsqueda en el que cada nodo que contiene un actor se asocia con una lista de punteros que se conectan con la lista de películas en las que actuó ese actor.</text:p>
      <text:p text:style-name="P3"/>
      <text:p text:style-name="P3">La opción 5 despliega el árbol de categorías, se usa luego de la opción 3.</text:p>
      <text:p text:style-name="P3"/>
      <text:p text:style-name="P3">La opción 6 despliega el árbol de actores, se usa luego de la opción 4.</text:p>
      <text:p text:style-name="P3"/>
      <text:p text:style-name="P3">La opción 7 recibe el nombre de una categoría válida y despliega los datos de las películas que tienen entre sus categorías a la digitada por el usuario. Para la búsqueda usa el árbol de categorías, encuentra la categoría digitada y desde ahí usando la lista de punteros llega directamente a cada película que está en la lista de películas.</text:p>
      <text:p text:style-name="P3"/>
      <text:p text:style-name="P3">La opción 8 recibe el nombre de un actor válido y despliega los datos de las películas que tienen entre sus actores al digitado por el usuario. Para la búsqueda usa el árbol de actores, encuentra el actor digitado y desde ahí usando la lista de punteros llega directamente a cada película que está en la lista de películas.</text:p>
      <text:p text:style-name="P3"/>
      <text:p text:style-name="P3">La opción 9 permite crear nuevas categorías en las que se reagrupan catergorías existentes. Primero solicita el nombre de la nueva categoría y luego crea una lista con las categorías que se quieren reagrupar. Luego modifica el árbol de categorías para incorporar la nueva categoría y asociar al nuevo nodo las películas que tienen entre sus categorías a las categorías que se quieren agrupar. No elimina las categorías agrupadas, sólo crea una nueva. Se puede corroborar el ingreso de la nueva categoría con la opción 5 y se puede corroborar la reagrupación con la opción 7 digitando el nombre de la nueva categoría.</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uillermo Oviedo Blanco</meta:initial-creator>
    <meta:creation-date>2021-05-19T09:57:00</meta:creation-date>
    <dc:date>2021-07-24T14:44:29</dc:date>
    <dc:creator>Maria Paula  Oviedo Redondo</dc:creator>
    <meta:editing-duration>PT1H32M45S</meta:editing-duration>
    <meta:editing-cycles>6</meta:editing-cycles>
    <meta:generator>OpenOffice/4.1.3$Unix OpenOffice.org_project/413m1$Build-9783</meta:generator>
    <meta:document-statistic meta:table-count="0" meta:image-count="0" meta:object-count="0" meta:page-count="1" meta:paragraph-count="14" meta:word-count="408" meta:character-count="2293"/>
  </office:meta>
</office:document-meta>
</file>